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table:style-name="Default" office:value-type="string" calcext:value-type="string">
            <text:p>Color Pick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evoluteur/colorpick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jQuery UI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Fil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CreativeDream/jquery.fil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Morris JS</text:p>
          </table:table-cell>
          <table:table-cell table:style-name="ce5" office:value-type="string" calcext:value-type="string">
            <text:p>BSD-2-Clause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morrisjs/morris.j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Raphael JS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Raphael JS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raphaeljs.com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jsoup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jsoup.org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AdminLTE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almasaeed2010/AdminLTE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10:39:04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0:48:32.300000000</dc:date>
    <meta:editing-duration>PT24M53S</meta:editing-duration>
    <meta:editing-cycles>6</meta:editing-cycles>
    <meta:generator>LibreOffice/4.4.3.2$Windows_x86 LibreOffice_project/88805f81e9fe61362df02b9941de8e38a9b5fd16</meta:generator>
    <meta:document-statistic meta:table-count="1" meta:cell-count="117" meta:object-count="0"/>
  </office:meta>
</office:document-meta>
</file>